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2mm"/>
    </style:style>
    <style:style style:name="co2" style:family="table-column">
      <style:table-column-properties fo:break-before="auto" style:column-width="119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date" office:date-value="2017-11-16" calcext:value-type="date">
            <text:p>16/11/17</text:p>
          </table:table-cell>
          <table:table-cell office:value-type="string" calcext:value-type="string">
            <text:p>Agregar campos certificado, expediente e imagen en lista de vencimientos</text:p>
          </table:table-cell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office:value-type="string" calcext:value-type="string">
            <text:p>Agregar Tabla Titular igual a Cli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02:54.412811142</meta:creation-date>
    <dc:date>2017-11-18T20:08:06.772608787</dc:date>
    <meta:editing-duration>PT5M13S</meta:editing-duration>
    <meta:editing-cycles>2</meta:editing-cycles>
    <meta:generator>LibreOffice/5.1.6.2$Linux_X86_64 LibreOffice_project/10m0$Build-2</meta:generator>
    <meta:document-statistic meta:table-count="1" meta:cell-count="6" meta:object-count="0"/>
  </office:meta>
</office:document-meta>
</file>